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levatoe Pitch</text:p>
      <text:p text:style-name="Standard">Игра в жанре шутера от первого лица, включающая элементы головоломки (<text:span text:style-name="T1">симбиоз </text:span><text:span text:style-name="T2">Half-Life </text:span><text:span text:style-name="T1">и</text:span> Portal).</text:p>
      <text:p text:style-name="Standard">Игорк в процессе прохождения игры пытается выжить в городе, который подлежит полному уничтожению.</text:p>
      <text:p text:style-name="Standard">По пути он сталкивается с различными проблемами в виде опасных зон (типа радиации) и отрядов, зачищающих город. В прохождении игроку помогают огнестрельные оружия и Portal-gun (портальная пушка).</text:p>
      <text:p text:style-name="Standard"/>
      <text:p text:style-name="Standard"/>
      <text:p text:style-name="Standard">Концепт-документ</text:p>
      <text:p text:style-name="Standard">Сеттинг:</text:p>
      <text:p text:style-name="Standard">Стиль графики: реалистичный, от первого лица.</text:p>
      <text:p text:style-name="Standard"><draw:frame draw:style-name="fr1" draw:name="Графический объект1" text:anchor-type="as-char" svg:y="-18.098cm" svg:width="17.02cm" svg:height="9.297cm" draw:z-index="0"><draw:image xlink:href="http://gamestracker.org/_ld/14/26597222.jpg" xlink:type="simple" xlink:show="embed" xlink:actuate="onLoad"/></draw:frame></text:p>
      <text:p text:style-name="Standard"/>
      <text:p text:style-name="Standard"/>
      <text:p text:style-name="P2"><text:soft-page-break/>Краткое описание игры.</text:p>
      <text:p text:style-name="P1"/>
      <text:p text:style-name="P1"/>
      <text:p text:style-name="Standard"><text:s/><text:span text:style-name="T1">Краткое описание игры: Игрок просыпается в лаборатории, которая явно давно прекратила своё функционирование. Слышен сигнал тревоги, который раздается по всему городу. Город подвегрся нападению неких тварей, которые своим укусом подвергают днк человека мутации, в результате чего такие люди становятся опасны. В крови игрока находятся антитела, благодаря которым он невосприимчив к такой мутации, что явилось причиной изучения данного персонажа и его нахождение в лаборатории. Чтобы выбраться, Игроку нужно пройти через многие препятствия. В процессе этого он находит различное оружие, главным из которых является портальная пушка.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6M6S</meta:editing-duration>
    <meta:editing-cycles>3</meta:editing-cycles>
    <meta:generator>OpenOffice/4.1.1$Win32 OpenOffice.org_project/411m6$Build-9775</meta:generator>
    <dc:date>2017-03-24T13:40:20.66</dc:date>
    <meta:document-statistic meta:table-count="0" meta:image-count="1" meta:object-count="0" meta:page-count="2" meta:paragraph-count="10" meta:word-count="151" meta:character-count="1129"/>
    <meta:user-defined meta:name="Info 1"/>
    <meta:user-defined meta:name="Info 2"/>
    <meta:user-defined meta:name="Info 3"/>
    <meta:user-defined meta:name="Info 4"/>
  </office:meta>
</office:document-meta>
</file>